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d5b6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9pt" fo:font-weight="normal" officeooo:paragraph-rsid="00325c3f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officeooo:paragraph-rsid="0030a1ef" style:font-size-asian="10pt" style:font-size-complex="10pt"/>
    </style:style>
    <style:style style:name="P11" style:family="paragraph" style:parent-style-name="UrbanBody">
      <style:text-properties fo:color="#ce181e" style:font-name="Arial" fo:font-size="10pt" officeooo:rsid="002ab52c" officeooo:paragraph-rsid="0030a1ef" fo:background-color="#fff200" style:font-size-asian="10pt" style:font-size-complex="10pt"/>
    </style:style>
    <style:style style:name="P12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30a1ef" fo:background-color="transparent" style:font-size-asian="10pt" style:font-weight-asian="bold" style:font-size-complex="10pt" style:font-weight-complex="bold"/>
    </style:style>
    <style:style style:name="P13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0.5pt" fo:font-style="normal" fo:font-weight="normal" officeooo:paragraph-rsid="0035d751" style:font-size-asian="10.5pt" style:font-style-asian="normal" style:font-weight-asian="normal" style:font-size-complex="10.5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391da"/>
    </style:style>
    <style:style style:name="T8" style:family="text">
      <style:text-properties officeooo:rsid="002e6cab"/>
    </style:style>
    <style:style style:name="T9" style:family="text">
      <style:text-properties fo:color="#ce181e" officeooo:rsid="002ab52c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44af6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4"><text:span text:style-name="T12">do text</text:span></text:p><text:p text:style-name="P14"><text:span text:style-name="T1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><draw:frame draw:style-name="fr2" draw:name="Cadre1" text:anchor-type="paragraph" svg:x="7.77cm" svg:y="0.24cm" svg:width="7.631cm" svg:height="3.237cm" draw:z-index="0"><draw:text-box><text:p text:style-name="P10">DGO4 - Direction générale opérationnelle </text:p><text:p text:style-name="P10">Aménagement du Territoire, Logement, Patrimoine et Énergie</text:p><text:p text:style-name="P10"><text:span text:style-name="T9">NOM</text:span> - Fonctionnaire Délégué</text:p><text:p text:style-name="P11">ADRESSE</text:p><text:p text:style-name="P11"/><text:p text:style-name="P12">RECOMMANDÉ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Transmis <text:span text:style-name="T8">des plans modificatifs d’un permis unique</text:span></text:p>
      <text:p text:style-name="P3"/>
      <text:p text:style-name="P8"/>
      <text:p text:style-name="P9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3"><text:span text:style-name="T6"><office:annotation><dc:creator>Gauthier Bastien</dc:creator><dc:date>2011-01-13T14:56:41</dc:date><text:p text:style-name="P14"><text:span text:style-name="T12">do text</text:span></text:p><text:p text:style-name="P14"><text:span text:style-name="T12">from document(at=reference, format='odt')</text:span></text:p></office:annotation></text:span><text:span text:style-name="T6">Import depuis reference.odt</text:span></text:p>
      <text:p text:style-name="P7"/>
      <text:p text:style-name="P4"><office:annotation><dc:creator>Gauthier Bastien</dc:creator><dc:date>2011-02-16T16:12:24</dc:date><text:p text:style-name="P14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4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4"/>
      <text:p text:style-name="P4"><text:span text:style-name="T11">Monsieur le Fonctionnaire délégué</text:span>,</text:p>
      <text:p text:style-name="P4"/>
      <text:p text:style-name="P6">Conformément au prescrit <text:span text:style-name="T7">du Code de l'Environnement</text:span>, nous vous prions de trouver, sous ce pli, <text:span text:style-name="T7">deux</text:span> exemplaire<text:span text:style-name="T7">s</text:span> <text:span text:style-name="T8">des plans modificatifs et du corollaire de notice d’évaluation des incidences environnementales introduits</text:span> le <text:span text:style-name="T5"><text:text-input text:description="Date du récépissé">tool.formatDate(self.getLastModification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4"/>
      <text:p text:style-name="P4">Nous vous en souhaitons bonne réception et nous vous prions d'agréer, <text:span text:style-name="T11">Monsieur le Fonctionnaire délégué</text:span>, nos salutations distinguées.</text:p>
      <text:p text:style-name="P4"/>
      <text:p text:style-name="P4"><office:annotation><dc:creator>Gauthier Bastien</dc:creator><dc:date>2011-01-13T14:56:41</dc:date><text:p text:style-name="P14"><text:span text:style-name="T12">do text</text:span></text:p><text:p text:style-name="P14"><text:span text:style-name="T1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2:34.985054121</dc:date>
    <dc:language>fr-FR</dc:language>
    <meta:editing-cycles>115</meta:editing-cycles>
    <meta:editing-duration>P1DT9H21M10S</meta:editing-duration>
    <dc:creator>bleybaert</dc:creator>
    <meta:document-statistic meta:table-count="0" meta:image-count="0" meta:object-count="0" meta:page-count="1" meta:paragraph-count="18" meta:word-count="145" meta:character-count="1202" meta:non-whitespace-character-count="1098"/>
    <meta:user-defined meta:name="Info 1"/>
    <meta:user-defined meta:name="Info 2"/>
    <meta:user-defined meta:name="Info 3"/>
    <meta:user-defined meta:name="Info 4"/>
  </office:meta>
</office:document-meta>
</file>